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style>
    <style:style style:name="P2" style:family="paragraph" style:parent-style-name="Standard">
      <style:paragraph-properties fo:margin-left="0in" fo:margin-right="0in" fo:margin-top="0in" fo:margin-bottom="0.1665in" style:contextual-spacing="false" fo:text-align="start" style:justify-single-word="false" fo:text-indent="0in" style:auto-text-indent="false"/>
    </style:style>
    <style:style style:name="P3"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style:style>
    <style:style style:name="T1" style:family="text">
      <style:text-properties fo:font-family="'Awami Nastaliq OT'" style:font-family-generic="roman" style:font-pitch="variable" fo:font-size="10pt" style:font-size-asian="10pt" style:font-family-complex="'Awami Nastaliq OT'" style:font-family-generic-complex="system" style:font-pitch-complex="variable" style:font-size-complex="10pt"/>
    </style:style>
    <style:style style:name="T2" style:family="text">
      <style:text-properties style:font-family-complex="'Awami Nastaliq OT'" style:font-family-generic-complex="system" style:font-pitch-complex="variable" style:font-size-complex="10pt"/>
    </style:style>
    <style:style style:name="T3" style:family="text">
      <style:text-properties fo:font-family="'Awami Nastaliq OT'" style:font-family-generic="roman" style:font-pitch="variable" fo:font-size="14pt" style:font-size-asian="14pt" style:font-family-complex="'Awami Nastaliq OT'" style:font-family-generic-complex="system" style:font-pitch-complex="variable" style:font-size-complex="14pt"/>
    </style:style>
    <style:style style:name="T4" style:family="text">
      <style:text-properties style:font-family-complex="'Awami Nastaliq OT'" style:font-family-generic-complex="system" style:font-pitch-complex="variable" style:font-size-complex="22pt"/>
    </style:style>
    <style:style style:name="T5" style:family="text">
      <style:text-properties style:font-family-complex="'Awami Nastaliq OT'" style:font-family-generic-complex="system" style:font-pitch-complex="variable" style:font-size-complex="18pt" style:language-complex="fa" style:country-complex="IR"/>
    </style:style>
    <style:style style:name="T6" style:family="text">
      <style:text-properties fo:color="#ff0000" loext:opacity="100%" style:font-family-complex="'Awami Nastaliq OT'" style:font-family-generic-complex="system" style:font-pitch-complex="variable" style:font-size-complex="18pt" style:language-complex="fa" style:country-complex="IR"/>
    </style:style>
    <style:style style:name="T7" style:family="text">
      <style:text-properties fo:color="#158466" loext:opacity="100%" style:font-family-complex="'Awami Nastaliq OT'" style:font-family-generic-complex="system" style:font-pitch-complex="variable" style:font-size-complex="22pt"/>
    </style:style>
    <style:style style:name="T8" style:family="text">
      <style:text-properties fo:color="#dee7e5" loext:opacity="100%" style:font-family-complex="'Awami Nastaliq OT'" style:font-family-generic-complex="system" style:font-pitch-complex="variable"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eringUnknown</text:span><text:span text:style-name="T2"> </text:span></text:p>
      <text:p text:style-name="P2"><text:span text:style-name="T3">The kerning algorithm doesn’t recognize that the double nuqta extends right, under the initial beh form.</text:span></text:p>
      <text:p text:style-name="P3"><text:span text:style-name="T4">رنین <text:s text:c="3"/></text:span><text:span text:style-name="T5">جقمےنیس</text:span></text:p>
      <text:p text:style-name="P2"><text:span text:style-name="T3">The tops of the wide finals with nuqtas are raised along the entire width, rather than just where the nuqta is. This prevents the desired kerning. (The data below contains 200Cs, so there should be kerning - compare the forms without dots above.)</text:span></text:p>
      <text:p text:style-name="P2"><text:span text:style-name="T3">Note that this is not a super-serious problem because these forms will normally have a space after them, so the lack of kerning is not as obvious. Right-connecting forms are generally not so wide. And visually, the feh is worse than the others.</text:span></text:p>
      <text:p text:style-name="P1"><text:span text:style-name="T6">سف‌مس <text:s text:c="4"/>ست‌مس <text:s text:c="4"/>بش‌مس <text:s text:c="2"/>لق‌مس</text:span><text:span text:style-name="T5"> <text:s text:c="4"/>سڡ‌مس <text:s text:c="3"/>سب‌مس <text:s text:c="4"/>بس‌مس <text:s text:c="3"/>لٯ‌مس</text:span></text:p>
      <text:p text:style-name="P2"><text:span text:style-name="T3">SOLVED: The seen doesn’t know that there is a bariyeh tail underneath it.<text:line-break/>Idea: insert a marker before the first char indicating how much we can kern or preventing it; genBariyehKernRules can figure this out. Preventing should be relatively easy; limiting it would be trickier.</text:span></text:p>
      <text:p text:style-name="P1"><text:span text:style-name="T7">ن سنلے</text:span><text:span text:style-name="T8"> </text:span><text:span text:style-name="T4"><text:s/>ن نلے <text:s text:c="2"/>ن بسنلے <text:s text:c="2"/></text:span><text:span text:style-name="T7">رسنلے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in" style:contextual-spacing="false" fo:line-height="100%"/>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_20_Table_20__28_WW_29_" style:display-name="Normal Table (WW)" style:family="paragraph">
      <style:paragraph-properties fo:margin-top="0in" fo:margin-bottom="0.111in" style:contextual-spacing="false" fo:line-height="115%" fo:text-align="start" style:justify-single-word="false" fo:orphans="2" fo:widows="2" fo:hyphenation-ladder-count="no-limit" fo:hyphenation-keep="auto" loext:hyphenation-keep-type="column" style:vertical-align="auto" style:writing-mode="lr-tb"/>
      <style:text-properties style:use-window-font-color="true" loext:opacity="0%" style:font-name="Aptos" fo:font-family="Aptos" style:font-family-generic="roman" style:font-pitch="variable" fo:font-size="12pt" fo:language="en" fo:country="US"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8T12:59:00</meta:creation-date>
    <dc:date>2025-06-26T11:17:23.779986600</dc:date>
    <meta:editing-duration>PT1M</meta:editing-duration>
    <meta:editing-cycles>1</meta:editing-cycles>
    <meta:document-statistic meta:table-count="0" meta:image-count="0" meta:object-count="0" meta:page-count="1" meta:paragraph-count="8" meta:word-count="165" meta:character-count="998" meta:non-whitespace-character-count="807"/>
    <meta:generator>LibreOffice/25.2.4.3$Windows_X86_64 LibreOffice_project/33e196637044ead23f5c3226cde09b47731f7e27</meta:generator>
  </office:meta>
</office:document-meta>
</file>